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5"/>INSERT DOCUMENTS</text:p>
      <text:p text:style-name="Standard"/>
      <text:p text:style-name="Standard">db.movie.insert(</text:p>
      <text:p text:style-name="Standard">{</text:p>
      <text:p text:style-name="Standard">title : "Fight Club",</text:p>
      <text:p text:style-name="Standard">writer : "Chuck Palahniuk",</text:p>
      <text:p text:style-name="Standard">year : 1999,</text:p>
      <text:p text:style-name="Standard">actors : ["Brad Pitt","Edward Norton"]</text:p>
      <text:p text:style-name="Standard">})</text:p>
      <text:p text:style-name="Standard"/>
      <text:p text:style-name="Standard">db.movie.insert(</text:p>
      <text:p text:style-name="Standard">{</text:p>
      <text:p text:style-name="Standard">title : "Pulp Fiction",</text:p>
      <text:p text:style-name="Standard">writer : "Quentin Tarantino",</text:p>
      <text:p text:style-name="Standard">year : 1994,</text:p>
      <text:p text:style-name="Standard">actors : ["John Travolta","Uma Thurman"]</text:p>
      <text:p text:style-name="Standard">})</text:p>
      <text:p text:style-name="Standard"/>
      <text:p text:style-name="Standard">db.movie.insert(</text:p>
      <text:p text:style-name="Standard">{</text:p>
      <text:p text:style-name="Standard">title : "Inglorious Basterds",</text:p>
      <text:p text:style-name="Standard">writer : "Quentin Tarantino",</text:p>
      <text:p text:style-name="Standard">year : 2009,</text:p>
      <text:p text:style-name="Standard">actors : ["Brad Pitt","Diane Kruger","Eli Roth"]</text:p>
      <text:p text:style-name="Standard">})</text:p>
      <text:p text:style-name="Standard"/>
      <text:p text:style-name="Standard">db.movie.insert(</text:p>
      <text:p text:style-name="Standard">{</text:p>
      <text:p text:style-name="Standard">title : "The Hobbit: An Unexpected Journey",</text:p>
      <text:p text:style-name="Standard">writer : "J.R.R. Tolkein",</text:p>
      <text:p text:style-name="Standard">year : 2012,</text:p>
      <text:p text:style-name="Standard">franchise : "The Hobbit"</text:p>
      <text:p text:style-name="Standard">})</text:p>
      <text:p text:style-name="Standard"/>
      <text:p text:style-name="Standard">db.movie.insert(</text:p>
      <text:p text:style-name="Standard">{</text:p>
      <text:p text:style-name="Standard">title : "The Hobbit: The Desolation of Smaug",</text:p>
      <text:p text:style-name="Standard">writer : "J.R.R. Tolkein",</text:p>
      <text:p text:style-name="Standard">year : 2013,</text:p>
      <text:p text:style-name="Standard">franchise : "The Hobbit"</text:p>
      <text:p text:style-name="Standard">})</text:p>
      <text:p text:style-name="Standard"/>
      <text:p text:style-name="Standard">db.movie.insert(</text:p>
      <text:p text:style-name="Standard">{</text:p>
      <text:p text:style-name="Standard">title : "The Hobbit: The Battle of the Five Armies",</text:p>
      <text:p text:style-name="Standard">writer : "J.R.R. Tolkein",</text:p>
      <text:p text:style-name="Standard">year : 2012,</text:p>
      <text:p text:style-name="Standard">franchise : "The Hobbit",</text:p>
      <text:p text:style-name="Standard"><text:soft-page-break/>synopsis : "Bilbo and Company are forced to engage in a war against an array of combatants and keep the Lonely Mountain from falling into the hands of a rising darkness."</text:p>
      <text:p text:style-name="Standard">})</text:p>
      <text:p text:style-name="Standard"/>
      <text:p text:style-name="Standard"/>
      <text:p text:style-name="Standard">db.movie.insert(</text:p>
      <text:p text:style-name="Standard">{</text:p>
      <text:p text:style-name="Standard">title : "Pee Wee Herman's Big Adventure"</text:p>
      <text:p text:style-name="Standard">})</text:p>
      <text:p text:style-name="Standard"/>
      <text:p text:style-name="Standard">db.movie.insert(</text:p>
      <text:p text:style-name="Standard">{</text:p>
      <text:p text:style-name="Standard">title : "Avatar"</text:p>
      <text:p text:style-name="Standard">})</text:p>
      <text:p text:style-name="Standard"/>
      <text:p text:style-name="Standard"/>
      <text:p text:style-name="Standard"/>
      <text:p text:style-name="Standard">UPDATE DOCUMENTS</text:p>
      <text:p text:style-name="Standard"/>
      <text:p text:style-name="Standard">db.movie.update(</text:p>
      <text:p text:style-name="Standard">{_id:ObjectId("619f69f2cd9909741607cdc0")}, </text:p>
      <text:p text:style-name="Standard">{$set:{synopsis:"A reluctant hobbit, Bilbo Baggins, sets out to the Lonely Mountain with a spirited group of dwarves to reclaim their mountain home - and the gold within it - from the dragon Smaug."}</text:p>
      <text:p text:style-name="Standard">}</text:p>
      <text:p text:style-name="Standard">)</text:p>
      <text:p text:style-name="Standard"/>
      <text:p text:style-name="Standard">db.movie.update(</text:p>
      <text:p text:style-name="Standard">{_id:ObjectId("619f69f2cd9909741607cdc1")}, </text:p>
      <text:p text:style-name="Standard">{$set:{synopsis:"The dwarves, along with Bilbo Baggins and Gandalf the Grey, continue their quest to reclaim Erebor, their homeland, from Smaug. Bilbo Baggins is in possession of a mysterious and magical ring."}</text:p>
      <text:p text:style-name="Standard">})</text:p>
      <text:p text:style-name="Standard"/>
      <text:p text:style-name="Standard">db.movie.update(</text:p>
      <text:p text:style-name="Standard">{_id:ObjectId("619f69f2cd9909741607cdbe")}, </text:p>
      <text:p text:style-name="Standard">{$push:{actors:"Samuel L. Jackson"}</text:p>
      <text:p text:style-name="Standard">}</text:p>
      <text:p text:style-name="Standard"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25T16:16:42.24</meta:creation-date>
    <meta:document-statistic meta:table-count="0" meta:image-count="0" meta:object-count="0" meta:page-count="2" meta:paragraph-count="67" meta:word-count="254" meta:character-count="1696"/>
    <dc:date>2021-11-25T16:29:20.25</dc:date>
    <meta:editing-duration>PT12M41S</meta:editing-duration>
    <meta:editing-cycles>1</meta:editing-cycles>
    <meta:generator>OpenOffice/4.1.10$Win32 OpenOffice.org_project/4110m2$Build-9807</meta:generator>
  </office:meta>
</office:document-meta>
</file>